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Spécifications Techniques - Menu Maker By Qwenta</text:p>
      <text:p text:style-name="Standard"/>
      <text:p text:style-name="Standard">## Projet</text:p>
      <text:p text:style-name="Standard"/>
      <text:p text:style-name="Standard">**Nom du Projet:** Menu Maker By Qwenta</text:p>
      <text:p text:style-name="Standard"/>
      <text:p text:style-name="Standard">**Version:** 1.0</text:p>
      <text:p text:style-name="Standard"/>
      <text:p text:style-name="Standard">**Auteur:** Hennion Alix</text:p>
      <text:p text:style-name="Standard"/>
      <text:p text:style-name="Standard">**Date:** 18/08/2023</text:p>
      <text:p text:style-name="Standard"/>
      <text:p text:style-name="Standard">**Approbation:** Soufiane (Product Owner)</text:p>
      <text:p text:style-name="Standard"/>
      <text:p text:style-name="Standard">---</text:p>
      <text:p text:style-name="Standard"/>
      <text:p text:style-name="Standard">## I. Choix technologiques</text:p>
      <text:p text:style-name="Standard"/>
      <text:p text:style-name="Standard">### React.js pour le développement Frontend</text:p>
      <text:p text:style-name="Standard"/>
      <text:p text:style-name="Standard">#### Raisons du Choix:</text:p>
      <text:p text:style-name="Standard"/>
      <text:p text:style-name="Standard">1. **Facilité de développement:**</text:p>
      <text:p text:style-name="Standard"><text:s text:c="3"/>- React.js offre une conception modulaire basée sur des composants réutilisables, simplifiant la création d'interfaces interactives.</text:p>
      <text:p text:style-name="Standard"><text:s text:c="3"/>- La modularité favorise la collaboration et accélère le développement de fonctionnalités.</text:p>
      <text:p text:style-name="Standard"/>
      <text:p text:style-name="Standard">2. **Performances optimales:**</text:p>
      <text:p text:style-name="Standard"><text:s text:c="3"/>- La stratégie de rendu virtuel et de mise à jour sélective minimise les mises à jour coûteuses du DOM, assurant une expérience utilisateur fluide.</text:p>
      <text:p text:style-name="Standard"/>
      <text:p text:style-name="Standard">3. **Maintenance simplifiée:**</text:p>
      <text:p text:style-name="Standard"><text:s text:c="3"/>- La conception basée sur des composants autonomes facilite la maintenance, les tests unitaires, et les modifications futures.</text:p>
      <text:p text:style-name="Standard"/>
      <text:p text:style-name="Standard">4. **Communauté étendue:**</text:p>
      <text:p text:style-name="Standard"><text:s text:c="3"/>- React.js bénéficie d'une communauté active, offrant des ressources, didacticiels, et composants open source.</text:p>
      <text:p text:style-name="Standard"/>
      <text:p text:style-name="Standard">5. **Modernité et succès avéré:**</text:p>
      <text:p text:style-name="Standard"><text:s text:c="3"/>- Utilisé par des géants comme Facebook, Instagram, et WhatsApp, témoignant de sa pertinence et de sa modernité.</text:p>
      <text:p text:style-name="Standard"/>
      <text:p text:style-name="Standard">6. **Avantage compétitif:**</text:p>
      <text:p text:style-name="Standard"><text:s text:c="3"/>- Renforce la crédibilité du projet en tant que solution moderne, innovante, et adoptée par les leaders du secteur.</text:p>
      <text:p text:style-name="Standard"/>
      <text:p text:style-name="Standard">### Node.js pour le Backend</text:p>
      <text:p text:style-name="Standard"/>
      <text:p text:style-name="Standard">#### Motivations du Choix:</text:p>
      <text:p text:style-name="Standard"/>
      <text:p text:style-name="Standard">1. **Vitesse d'exécution:**</text:p>
      <text:p text:style-name="Standard"><text:soft-page-break/><text:s text:c="3"/>- Node.js, basé sur le moteur JavaScript V8 de Google, offre une exécution exceptionnelle, crucial pour des temps de réponse rapides.</text:p>
      <text:p text:style-name="Standard"/>
      <text:p text:style-name="Standard">2. **Familiarité avec JavaScript:**</text:p>
      <text:p text:style-name="Standard"><text:s text:c="3"/>- Utilisation cohérente de JavaScript pour le Frontend et le Backend simplifiant la collaboration et réduisant la courbe d'apprentissage.</text:p>
      <text:p text:style-name="Standard"/>
      <text:p text:style-name="Standard">3. **Communauté dynamique:**</text:p>
      <text:p text:style-name="Standard"><text:s text:c="3"/>- Soutenu par une communauté active qui contribue constamment à l'amélioration de la performance, sécurité, et fonctionnalités.</text:p>
      <text:p text:style-name="Standard"/>
      <text:p text:style-name="Standard">4. **Richesse des bibliothèques:**</text:p>
      <text:p text:style-name="Standard"><text:s text:c="3"/>- Node.js propose un écosystème étendu, avec Express.js pour la création d'API facilitant la gestion des routes.</text:p>
      <text:p text:style-name="Standard"/>
      <text:p text:style-name="Standard">---</text:p>
      <text:p text:style-name="Standard"/>
      <text:p text:style-name="Standard">## II. Liens avec le Back-end</text:p>
      <text:p text:style-name="Standard"/>
      <text:p text:style-name="Standard">- **Langage pour le serveur:** NodeJS</text:p>
      <text:p text:style-name="Standard">- **Création de l’API:** ExpressJs</text:p>
      <text:p text:style-name="Standard">- **Base de données choisie:** NO SQL avec MongoDB</text:p>
      <text:p text:style-name="Standard"/>
      <text:p text:style-name="Standard">---</text:p>
      <text:p text:style-name="Standard"/>
      <text:p text:style-name="Standard">## III. Préconisations concernant le domaine et l’hébergement</text:p>
      <text:p text:style-name="Standard"/>
      <text:p text:style-name="Standard">- **Nom du domaine:** QwentaMaker.com</text:p>
      <text:p text:style-name="Standard">- **Nom de l’hébergement:** QwentaMakerHub.com</text:p>
      <text:p text:style-name="Standard">- **Adresses e-mail:** Contact@Qwenta.com</text:p>
      <text:p text:style-name="Standard"/>
      <text:p text:style-name="Standard">---</text:p>
      <text:p text:style-name="Standard"/>
      <text:p text:style-name="Standard">## IV. Accessibilité</text:p>
      <text:p text:style-name="Standard"/>
      <text:p text:style-name="Standard">- **Compatibilité navigateur:** Chrome, Safari, Firefox</text:p>
      <text:p text:style-name="Standard">- **Types d'appareils:** Principalement pour les appareils de bureau</text:p>
      <text:p text:style-name="Standard">- **Taille maximum 1440 pixels en responsive design format desktop:** Garantit une expérience optimale sur des écrans de grande taille.</text:p>
      <text:p text:style-name="Standard"/>
      <text:p text:style-name="Standard">---</text:p>
      <text:p text:style-name="Standard"/>
      <text:p text:style-name="Standard">## V. Services tiers</text:p>
      <text:p text:style-name="Standard"/>
      <text:p text:style-name="Standard">### Principaux services tiers:</text:p>
      <text:p text:style-name="Standard"/>
      <text:p text:style-name="Standard">1. **Stripe API:**</text:p>
      <text:p text:style-name="Standard"><text:s text:c="3"/>- Gestion des transactions financières pour les paiements en ligne des restaurateurs.</text:p>
      <text:p text:style-name="Standard"/>
      <text:p text:style-name="Standard">2. **Font Awesome:**</text:p>
      <text:p text:style-name="Standard"><text:s text:c="3"/>- Intégration d'icônes modernes pour améliorer l'interface utilisateur.</text:p>
      <text:p text:style-name="Standard"/>
      <text:p text:style-name="Standard"><text:soft-page-break/>3. **Social Media APIs:**</text:p>
      <text:p text:style-name="Standard"><text:s text:c="3"/>- Partage des menus sur Facebook, Twitter, Instagram.</text:p>
      <text:p text:style-name="Standard"/>
      <text:p text:style-name="Standard">4. **Email Service Provider (SendGrid):**</text:p>
      <text:p text:style-name="Standard"><text:s text:c="3"/>- Envoi de notifications et communications aux utilisateurs.</text:p>
      <text:p text:style-name="Standard"/>
      <text:p text:style-name="Standard">5. **Cloud Storage:**</text:p>
      <text:p text:style-name="Standard"><text:s text:c="3"/>- Hébergement des médias tels que les images des menus et les fichiers PDF.</text:p>
      <text:p text:style-name="Standard"/>
      <text:p text:style-name="Standard">6. **Content Delivery Network (CDN - Cloudflare):**</text:p>
      <text:p text:style-name="Standard"><text:s text:c="3"/>- Distribution efficace des ressources statiques pour améliorer la vitesse de chargement.</text:p>
      <text:p text:style-name="Standard"/>
      <text:p text:style-name="Standard">---</text:p>
      <text:p text:style-name="Standard"/>
      <text:p text:style-name="Standard">## VI. Recommandations en termes de sécurité</text:p>
      <text:p text:style-name="Standard"/>
      <text:p text:style-name="Standard">1. **Gestion minutieuse des données utilisateur:**</text:p>
      <text:p text:style-name="Standard"><text:s text:c="3"/>- Chiffrement adéquat des données sensibles et utilisation d'algorithmes robustes.</text:p>
      <text:p text:style-name="Standard"/>
      <text:p text:style-name="Standard">2. **Authentification et autorisation rigoureuses:**</text:p>
      <text:p text:style-name="Standard"><text:s text:c="3"/>- Système d'authentification solide avec attribution de niveaux d'accès appropriés.</text:p>
      <text:p text:style-name="Standard"/>
      <text:p text:style-name="Standard">3. **Protection avancée contre les attaques:**</text:p>
      <text:p text:style-name="Standard"><text:s text:c="3"/>- Mise en œuvre de mécanismes contre les vulnérabilités courantes.</text:p>
      <text:p text:style-name="Standard"/>
      <text:p text:style-name="Standard">4. **Gestion sécurisée des sessions:**</text:p>
      <text:p text:style-name="Standard"><text:s text:c="3"/>- Mise en place de mécanismes sécurisés de gestion des sessions avec utilisation de JWT.</text:p>
      <text:p text:style-name="Standard"/>
      <text:p text:style-name="Standard">5. **Suivi constant des mises à jour et des correctifs:**</text:p>
      <text:p text:style-name="Standard"><text:s text:c="3"/>- Mise à jour régulière des composants pour remédier aux vulnérabilités.</text:p>
      <text:p text:style-name="Standard"/>
      <text:p text:style-name="Standard">6. **Gestion soignée des erreurs:**</text:p>
      <text:p text:style-name="Standard"><text:s text:c="3"/>- Évitement de la divulgation d'informations sensibles à travers les messages d'erreur.</text:p>
      <text:p text:style-name="Standard"/>
      <text:p text:style-name="Standard">7. **Sécurité des fichiers garantie:**</text:p>
      <text:p text:style-name="Standard"><text:s text:c="3"/>- Validation minutieuse des fichiers téléchargés pour détecter toute menace potentielle.</text:p>
      <text:p text:style-name="Standard"/>
      <text:p text:style-name="Standard">8. **Sauvegardes régulières:**</text:p>
      <text:p text:style-name="Standard"><text:s text:c="3"/>- Protocoles de sauvegarde pour assurer la disponibilité des données en cas d'incidents.</text:p>
      <text:p text:style-name="Standard"/>
      <text:p text:style-name="Standard">9. **Tests de sécurité systématiques:**</text:p>
      <text:p text:style-name="Standard"><text:s text:c="3"/>- Réalisation régulière de tests de sécurité approfondis pour identifier les vulnérabilités.</text:p>
      <text:p text:style-name="Standard"/>
      <text:p text:style-name="Standard">10. **Formation continue en sécurité:**</text:p>
      <text:p text:style-name="Standard"><text:s text:c="4"/>- Éducation continue de l'équipe de développement sur les meilleures pratiques en matière de sécurité.</text:p>
      <text:p text:style-name="Standard"/>
      <text:p text:style-name="Standard">---</text:p>
      <text:p text:style-name="Standard"/>
      <text:p text:style-name="Standard">## VII. Maintenance du site et futures mises à jour</text:p>
      <text:p text:style-name="Standard"/>
      <text:p text:style-name="Standard">### Maintenance en continu:</text:p>
      <text:p text:style-name="Standard"><text:soft-page-break/></text:p>
      <text:p text:style-name="Standard">- **Surveillance proactive:**</text:p>
      <text:p text:style-name="Standard"><text:s text:c="2"/>- Outils avancés de surveillance pour la performance, la disponibilité, et la sécurité.</text:p>
      <text:p text:style-name="Standard"/>
      <text:p text:style-name="Standard">- **Correction réactive de bugs:**</text:p>
      <text:p text:style-name="Standard"><text:s text:c="2"/>- Procédure solide pour signaler, suivre et résoudre les bugs après le lancement.</text:p>
      <text:p text:style-name="Standard"/>
      <text:p text:style-name="Standard">- **Support technique attentif:**</text:p>
      <text:p text:style-name="Standard"><text:s text:c="2"/>- Canal de communication dédié aux utilisateurs pour résoudre les problèmes techniques.</text:p>
      <text:p text:style-name="Standard"/>
      <text:p text:style-name="Standard">### Sé</text:p>
      <text:p text:style-name="Standard"/>
      <text:p text:style-name="Standard">curité renforcée:</text:p>
      <text:p text:style-name="Standard"/>
      <text:p text:style-name="Standard">- **Mises à jour régulières:**</text:p>
      <text:p text:style-name="Standard"><text:s text:c="2"/>- Mises à jour fréquentes de tous les composants logiciels pour maintenir un niveau de sécurité élevé.</text:p>
      <text:p text:style-name="Standard"/>
      <text:p text:style-name="Standard">### Optimisation des performances:</text:p>
      <text:p text:style-name="Standard"/>
      <text:p text:style-name="Standard">- **Surveillance et ajustement:**</text:p>
      <text:p text:style-name="Standard"><text:s text:c="2"/>- Surveillance constante pour identifier les zones d'amélioration et garantir une expérience utilisateur rapide et fluide.</text:p>
      <text:p text:style-name="Standard"/>
      <text:p text:style-name="Standard">### Planification des mises à jour futures:</text:p>
      <text:p text:style-name="Standard"/>
      <text:p text:style-name="Standard">- **Ajout de nouvelles fonctionnalités:**</text:p>
      <text:p text:style-name="Standard"><text:s text:c="2"/>- Intégration des retours utilisateurs et évolutions de l'industrie pour répondre aux besoins émergents.</text:p>
      <text:p text:style-name="Standard"/>
      <text:p text:style-name="Standard">- **Évolution du design:**</text:p>
      <text:p text:style-name="Standard"><text:s text:c="2"/>- Maintien et mise à jour du design pour refléter les tendances actuelles.</text:p>
      <text:p text:style-name="Standard"/>
      <text:p text:style-name="Standard">- **Compatibilité continue:**</text:p>
      <text:p text:style-name="Standard"><text:s text:c="2"/>- Assurer la compatibilité avec les nouvelles technologies, navigateurs et appareils.</text:p>
      <text:p text:style-name="Standard"/>
      <text:p text:style-name="Standard">- **Amélioration de l'expérience utilisateur:**</text:p>
      <text:p text:style-name="Standard"><text:s text:c="2"/>- Utilisation des retours utilisateurs pour des améliorations continues.</text:p>
      <text:p text:style-name="Standard"/>
      <text:p text:style-name="Standard">- **Gestion des mises à jour:**</text:p>
      <text:p text:style-name="Standard"><text:s text:c="2"/>- Planification structurée, sauvegardes régulières, communication transparente, plan de retour en arrière en cas de problèmes majeurs. Le site sera versionné sur GitHub avec des commits réguliers et contrôlé par le Product Owner par des Pull Reque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1T01:59:58.761000000</meta:creation-date>
    <meta:generator>LibreOffice/7.6.2.1$Windows_X86_64 LibreOffice_project/56f7684011345957bbf33a7ee678afaf4d2ba333</meta:generator>
    <dc:date>2023-12-31T02:01:41.691000000</dc:date>
    <meta:editing-duration>PT1M46S</meta:editing-duration>
    <meta:editing-cycles>1</meta:editing-cycles>
    <meta:document-statistic meta:table-count="0" meta:image-count="0" meta:object-count="0" meta:page-count="4" meta:paragraph-count="113" meta:word-count="879" meta:character-count="6273" meta:non-whitespace-character-count="5405"/>
  </office:meta>
</office:document-meta>
</file>